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ANCHEZ DAVILA, MOISES RONALDINY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DAVILA, MOISES RONALDINY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BRAVO ALARCON, LUCIESMYTH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19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3:28:2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